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7cc56" officeooo:paragraph-rsid="0017cc56" style:font-size-asian="9.60000038146973pt" style:font-size-complex="11pt"/>
    </style:style>
    <style:style style:name="P2" style:family="paragraph" style:parent-style-name="Standard">
      <style:text-properties style:font-name="Arial" fo:font-size="11pt" officeooo:rsid="00196058" officeooo:paragraph-rsid="00196058" style:font-size-asian="9.60000038146973pt" style:font-size-complex="11pt"/>
    </style:style>
    <style:style style:name="P3" style:family="paragraph" style:parent-style-name="Standard">
      <style:paragraph-properties fo:break-before="page"/>
      <style:text-properties style:font-name="Arial" fo:font-size="11pt" officeooo:rsid="00196058" officeooo:paragraph-rsid="00196058" style:font-size-asian="9.60000038146973pt" style:font-size-complex="11pt"/>
    </style:style>
    <style:style style:name="P4" style:family="paragraph" style:parent-style-name="Standard">
      <style:text-properties style:font-name="Arial" fo:font-size="11pt" officeooo:rsid="0019e118" officeooo:paragraph-rsid="0019e118" style:font-size-asian="9.60000038146973pt" style:font-size-complex="11pt"/>
    </style:style>
    <style:style style:name="P5" style:family="paragraph" style:parent-style-name="Standard">
      <style:text-properties style:font-name="Arial" fo:font-size="11pt" officeooo:rsid="001a2ac8" officeooo:paragraph-rsid="001a2ac8" style:font-size-asian="9.60000038146973pt" style:font-size-complex="11pt"/>
    </style:style>
    <style:style style:name="P6" style:family="paragraph" style:parent-style-name="Standard">
      <style:text-properties style:font-name="Arial" fo:font-size="11pt" officeooo:rsid="001c023e" officeooo:paragraph-rsid="001c023e" style:font-size-asian="9.60000038146973pt" style:font-size-complex="11pt"/>
    </style:style>
    <style:style style:name="T1" style:family="text">
      <style:text-properties officeooo:rsid="001a2a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o Armada Montero</text:p>
      <text:p text:style-name="P1">2º DAW</text:p>
      <text:p text:style-name="P1">Anineo</text:p>
      <text:p text:style-name="P1">07/04/2024</text:p>
      <text:p text:style-name="P1"/>
      <text:p text:style-name="P2">Logotipo y estilo de la portada por hacer, aun no se ha decidido la paleta de colores del Front</text:p>
      <text:p text:style-name="P3">1.1.- Introducción</text:p>
      <text:p text:style-name="P2"/>
      <text:p text:style-name="P2">Anineo es una herramienta Web que permite ver los Animes existentes, <text:tab/>datos de ellos , y comentar por parte del usuario su opinión del anime.</text:p>
      <text:p text:style-name="P2"/>
      <text:p text:style-name="P2">1.1.1.-Objeto del proyecto</text:p>
      <text:p text:style-name="P2"/>
      <text:p text:style-name="P4">1.1.2.-Lenguajes empleados</text:p>
      <text:p text:style-name="P4"/>
      <text:p text:style-name="P4">TypeScript</text:p>
      <text:p text:style-name="P4">Consultas SQL</text:p>
      <text:p text:style-name="P4"/>
      <text:p text:style-name="P4">1.1.3.-Distribución</text:p>
      <text:p text:style-name="P4"/>
      <text:p text:style-name="P4">Un ordenador con 16GB de <text:span text:style-name="T1">r</text:span>am mínimo, con NodeJS y Docker.</text:p>
      <text:p text:style-name="P4"/>
      <text:p text:style-name="P4">1.1.4.-Requisitos de los clientes</text:p>
      <text:p text:style-name="P4"/>
      <text:p text:style-name="P4">Un dispositivo con conexión a internet que por lo menos encienda, y con un navegador web.</text:p>
      <text:p text:style-name="P4"/>
      <text:p text:style-name="P5">1.1.5.-Licenciamiento</text:p>
      <text:p text:style-name="P5"><text:tab/></text:p>
      <text:p text:style-name="P5">Licencia MIT</text:p>
      <text:p text:style-name="P5"/>
      <text:p text:style-name="P5">1.2.-Recursos</text:p>
      <text:p text:style-name="P5"/>
      <text:p text:style-name="P5">1.2.1.-Hardware: Para su desarrollo, implementación y distribución</text:p>
      <text:p text:style-name="P5"/>
      <text:p text:style-name="P6">Servidor con 16GB de ram</text:p>
      <text:p text:style-name="P6"/>
      <text:p text:style-name="P6">1.2.2.- Software: Para su desarrollo, implementación y distribución.</text:p>
      <text:p text:style-name="P6"/>
      <text:p text:style-name="P6">SO compatible con NodeJs y Docker.</text:p>
      <text:p text:style-name="P5"/>
      <text:p text:style-name="P5">1.2.3.- Humanos: Horas necesarias para cada fase.</text:p>
      <text:p text:style-name="P5"/>
      <text:p text:style-name="P5">1.2.4.- Previsión económica del coste del proyecto.</text:p>
      <text:p text:style-name="P5"/>
      <text:p text:style-name="P6">Ninguno, creado en tiempo libre.</text:p>
      <text:p text:style-name="P6"/>
      <text:p text:style-name="P5">1.3.- Descripción de la aplicación.</text:p>
      <text:p text:style-name="P5"/>
      <text:p text:style-name="P6">Aplicación que muestra un listado de animes, que permite buscar por nombre, filtrar por genero, y dentro de la pestaña de un anime te permita valorarlo.</text:p>
      <text:p text:style-name="P6"/>
      <text:p text:style-name="P5">1.3.1.- Funcionamiento general: Descripción detallada del funcionamiento de la</text:p>
      <text:p text:style-name="P5">herramienta; enumeración de los roles, funcionalidades y resultados generados</text:p>
      <text:p text:style-name="P5">utilizando al menos diagramas de casos de uso y de secuencia.</text:p>
      <text:p text:style-name="P5"/>
      <text:p text:style-name="P5">1.3.2.- Arquitectura: Toda aplicación o herramienta software puede dividirse en varias</text:p>
      <text:p text:style-name="P5">partes relacionadas entre sí. Estas partes (o componentes o subsistemas) las</text:p>
      <text:p text:style-name="P5">podemos agrupar por su función dentro del objeto o sistema; y también pueden</text:p>
      <text:p text:style-name="P5"><text:soft-page-break/>desagregarse en otros elementos menores. Se trata aquí, de realizar ese "despiece"</text:p>
      <text:p text:style-name="P5">ordenado y numerado, que servirá de referencia para su nomenclatura a lo largo del</text:p>
      <text:p text:style-name="P5">proyecto.</text:p>
      <text:p text:style-name="P5"/>
      <text:p text:style-name="P5">1.3.2.1.- Diseño de las bases de datos.</text:p>
      <text:p text:style-name="P5"/>
      <text:p text:style-name="P5">1.3.2.2.- Arquitectura del sistema. Diagrama de clases, diagramas de objetos y</text:p>
      <text:p text:style-name="P5">diagramas de estados de las clases principales.</text:p>
      <text:p text:style-name="P5"/>
      <text:p text:style-name="P5">1.3.3.- Interfaz.</text:p>
      <text:p text:style-name="P5"/>
      <text:p text:style-name="P5">1.3.3.1.- Características generales: Descripción de la interfaz, las características</text:p>
      <text:p text:style-name="P5">generales del diseño y la navegación; lenguajes empleados y validación.</text:p>
      <text:p text:style-name="P5"/>
      <text:p text:style-name="P5">1.3.3.2.- Adaptación a dispositivos móviles: descripción de las interfaces para</text:p>
      <text:p text:style-name="P5">dispositivos móviles.</text:p>
      <text:p text:style-name="P5"/>
      <text:p text:style-name="P5">1.3.3.3.- Usabilidad/accesibilidad: características introducidas para mejorar la</text:p>
      <text:p text:style-name="P5">accesibilidad en sus distintos tipos y usabilidad.</text:p>
      <text:p text:style-name="P5"/>
      <text:p text:style-name="P5">1.4.- Autoevaluación y conclusiones.</text:p>
      <text:p text:style-name="P5"/>
      <text:p text:style-name="P5">1.4.1.- Valoración del trabajo y dificultades encontradas.</text:p>
      <text:p text:style-name="P5"/>
      <text:p text:style-name="P5">1.4.2.- Valoración de la herramienta o aplicación desarrollada.</text:p>
      <text:p text:style-name="P5"/>
      <text:p text:style-name="P5">1.4.3.- Conclusiones finales: Del diseño, de la aplicación, del tiempo empleado,</text:p>
      <text:p text:style-name="P5">conocimientos adquiridos, et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5cm" fo:margin-right="3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8:31:36.290000000</meta:creation-date>
    <dc:date>2024-04-05T10:36:37.881000000</dc:date>
    <meta:editing-duration>PT11M32S</meta:editing-duration>
    <meta:editing-cycles>1</meta:editing-cycles>
    <meta:document-statistic meta:table-count="0" meta:image-count="0" meta:object-count="0" meta:page-count="3" meta:paragraph-count="52" meta:word-count="369" meta:character-count="2585" meta:non-whitespace-character-count="2265"/>
    <meta:generator>LibreOffice/24.2.1.2$Windows_X86_64 LibreOffice_project/db4def46b0453cc22e2d0305797cf981b68ef5ac</meta:generator>
  </office:meta>
</office:document-meta>
</file>